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font-name="Liberation Mono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5"/>
        <table:table-column table:style-name="co7" table:default-cell-style-name="ce26"/>
        <table:table-column table:style-name="co8" table:number-columns-repeated="1016" table:default-cell-style-name="ce29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7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8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9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8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3" office:value-type="string" calcext:value-type="string">
            <text:p>Location</text:p>
          </table:table-cell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P/N</text:p>
          </table:table-cell>
          <table:table-cell table:style-name="ce20" office:value-type="string" calcext:value-type="string">
            <text:p>Qty</text:p>
          </table:table-cell>
          <table:table-cell table:style-name="ce13" office:value-type="string" calcext:value-type="string">
            <text:p>Packag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9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8" office:value-type="string" calcext:value-type="string">
            <text:p>MAX6954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9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9" office:value-type="string" calcext:value-type="string">
            <text:p>D431000ACZ-70L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9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9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9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/>
          <table:table-cell table:style-name="ce19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3:25:34.145456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0-11T14:10:20.004705971</dc:date>
    <meta:generator>LibreOffice/7.5.6.2$Linux_X86_64 LibreOffice_project/50$Build-2</meta:generator>
    <meta:editing-duration>P2DT14H3M16S</meta:editing-duration>
    <meta:editing-cycles>234</meta:editing-cycles>
    <meta:document-statistic meta:table-count="2" meta:cell-count="29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